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25-01-19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24-01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23-01-06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22-01-06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22-01-06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21-01-07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20-01-05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9-01-05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8-01-05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7-01-06 18:13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6-01-05 17:19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5-01-06 16:3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4-01-05 23:0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3-01-06 16:15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2-01-06 17:4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1-01-07 16:3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422100274201</text:p>
          </table:table-cell>
          <table:table-cell office:value-type="string" calcext:value-type="string">
            <text:p>2010-01-05 22:1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